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2" style:family="paragraph" style:parent-style-name="Standard">
      <style:paragraph-properties style:line-height-at-least="0.476cm"/>
      <style:text-properties fo:color="#000000" style:font-name="Liberation Mono" fo:font-size="9pt" fo:font-weight="normal" fo:background-color="#ffffff"/>
    </style:style>
    <style:style style:name="P3" style:family="paragraph" style:parent-style-name="Standard">
      <style:paragraph-properties style:line-height-at-least="0.476cm"/>
      <style:text-properties fo:color="#000000" style:font-name="Liberation Mono" fo:font-size="9pt" fo:font-weight="normal" officeooo:rsid="0003fa68" officeooo:paragraph-rsid="0003fa68" fo:background-color="#ffffff"/>
    </style:style>
    <style:style style:name="P4" style:family="paragraph" style:parent-style-name="Standard">
      <style:paragraph-properties style:line-height-at-least="0.476cm"/>
      <style:text-properties fo:color="#000000" style:font-name="Liberation Mono" fo:font-size="9pt" fo:font-weight="normal" fo:background-color="#ffffff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Mono" fo:font-size="9pt" fo:font-weight="normal" officeooo:paragraph-rsid="0003fa68" fo:background-color="#ffffff"/>
    </style:style>
    <style:style style:name="P6" style:family="paragraph" style:parent-style-name="Standard">
      <style:paragraph-properties style:line-height-at-least="0.476cm"/>
      <style:text-properties fo:color="#000000" style:font-name="Liberation Mono" fo:font-size="9pt" fo:font-weight="normal" officeooo:paragraph-rsid="0003fa68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Mono" fo:font-size="20pt" style:text-underline-style="solid" style:text-underline-width="auto" style:text-underline-color="font-color" officeooo:rsid="0003fa68" officeooo:paragraph-rsid="0003fa68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Mono" fo:font-size="15pt" officeooo:rsid="0003fa68" officeooo:paragraph-rsid="0003fa68" style:font-size-asian="15pt" style:font-size-complex="15pt"/>
    </style:style>
    <style:style style:name="P9" style:family="paragraph" style:parent-style-name="Standard">
      <style:paragraph-properties style:line-height-at-least="0.476cm"/>
      <style:text-properties fo:color="#000000" style:font-name="Liberation Mono" fo:font-size="10pt" fo:font-weight="normal" officeooo:rsid="00061348" officeooo:paragraph-rsid="00061348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ans" fo:font-size="15pt" officeooo:paragraph-rsid="0003fa68" style:font-size-asian="15pt" style:font-size-complex="15pt"/>
    </style:style>
    <style:style style:name="P11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2pt" fo:font-weight="normal" officeooo:rsid="0004486e" officeooo:paragraph-rsid="0004486e" style:font-size-asian="12pt" style:font-size-complex="12pt"/>
    </style:style>
    <style:style style:name="P12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fo:background-color="#ffffff"/>
    </style:style>
    <style:style style:name="P13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3fa68" fo:background-color="#ffffff"/>
    </style:style>
    <style:style style:name="P14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4486e" fo:background-color="#ffffff"/>
    </style:style>
    <style:style style:name="P15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4b220" fo:background-color="#ffffff"/>
    </style:style>
    <style:style style:name="P16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fo:background-color="#ffffff" style:font-size-asian="9pt" style:font-size-complex="9pt"/>
    </style:style>
    <style:style style:name="P17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4486e" fo:background-color="#ffffff" style:font-size-asian="9pt" style:font-size-complex="9pt"/>
    </style:style>
    <style:style style:name="P18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4b220" fo:background-color="#ffffff" style:font-size-asian="9pt" style:font-size-complex="9pt"/>
    </style:style>
    <style:style style:name="P19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4486e" officeooo:paragraph-rsid="0004486e" fo:background-color="#ffffff" style:font-size-asian="9pt" style:font-size-complex="9pt"/>
    </style:style>
    <style:style style:name="P20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4486e" officeooo:paragraph-rsid="0004b220" fo:background-color="#ffffff" style:font-size-asian="9pt" style:font-size-complex="9pt"/>
    </style:style>
    <style:style style:name="P21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4b220" officeooo:paragraph-rsid="0004b220" fo:background-color="#ffffff" style:font-size-asian="9pt" style:font-size-complex="9pt"/>
    </style:style>
    <style:style style:name="P22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61348" officeooo:paragraph-rsid="00061348" fo:background-color="#ffffff"/>
    </style:style>
    <style:style style:name="P23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8e28e" officeooo:paragraph-rsid="0008e28e" fo:background-color="#ffffff"/>
    </style:style>
    <style:style style:name="P24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4486e" officeooo:paragraph-rsid="000770ba" fo:background-color="#ffffff"/>
    </style:style>
    <style:style style:name="P25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rsid="0004486e" officeooo:paragraph-rsid="0004486e"/>
    </style:style>
    <style:style style:name="P26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4486e"/>
    </style:style>
    <style:style style:name="P27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9pt" fo:font-weight="normal" officeooo:paragraph-rsid="0008e28e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Mono" fo:font-size="10pt" style:text-underline-style="none" officeooo:rsid="0003fa68" officeooo:paragraph-rsid="0003fa68" style:font-size-asian="10pt" style:font-size-complex="10pt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Mono" fo:font-size="10pt" officeooo:rsid="0003fa68" officeooo:paragraph-rsid="0003fa68" style:font-size-asian="10pt" style:font-size-complex="10pt"/>
    </style:style>
    <style:style style:name="P30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3fa68" officeooo:paragraph-rsid="0008e28e" fo:background-color="#ffffff" style:font-size-asian="10pt" style:font-size-complex="10pt"/>
    </style:style>
    <style:style style:name="P31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4486e" officeooo:paragraph-rsid="0004486e" fo:background-color="#ffffff" style:font-size-asian="10pt" style:font-size-complex="10pt"/>
    </style:style>
    <style:style style:name="P32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4b220" officeooo:paragraph-rsid="0004b220" fo:background-color="#ffffff" style:font-size-asian="10pt" style:font-size-complex="10pt"/>
    </style:style>
    <style:style style:name="P33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770ba" officeooo:paragraph-rsid="000770ba" fo:background-color="#ffffff" style:font-size-asian="10pt" style:font-size-complex="10pt"/>
    </style:style>
    <style:style style:name="P34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paragraph-rsid="0003fa68" fo:background-color="#ffffff"/>
    </style:style>
    <style:style style:name="P35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4486e" officeooo:paragraph-rsid="0004486e" style:font-size-asian="10pt" style:font-size-complex="10pt"/>
    </style:style>
    <style:style style:name="P36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4b220" officeooo:paragraph-rsid="0004b220" style:font-size-asian="10pt" style:font-size-complex="10pt"/>
    </style:style>
    <style:style style:name="P37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61348" officeooo:paragraph-rsid="00061348" style:font-size-asian="10pt" style:font-size-complex="10pt"/>
    </style:style>
    <style:style style:name="P38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rsid="0008e28e" officeooo:paragraph-rsid="0008e28e" style:font-size-asian="10pt" style:font-size-complex="10pt"/>
    </style:style>
    <style:style style:name="P39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paragraph-rsid="0004486e"/>
    </style:style>
    <style:style style:name="P40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Liberation Mono" fo:font-size="10pt" fo:font-weight="normal" officeooo:paragraph-rsid="0008e28e"/>
    </style:style>
    <style:style style:name="P41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IBMPlexMono" fo:font-size="9pt" fo:font-weight="normal" officeooo:paragraph-rsid="0008e28e"/>
    </style:style>
    <style:style style:name="P42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IBMPlexMono" fo:font-size="9pt" fo:font-weight="normal" officeooo:rsid="0008e28e" officeooo:paragraph-rsid="0008e28e" fo:background-color="#ffffff"/>
    </style:style>
    <style:style style:name="P43" style:family="paragraph" style:parent-style-name="Standard">
      <style:paragraph-properties fo:margin-top="0.101cm" fo:margin-bottom="0.101cm" loext:contextual-spacing="false" style:line-height-at-least="0.476cm"/>
      <style:text-properties fo:color="#000000" style:font-name="IBMPlexMono" fo:font-size="9pt" fo:font-weight="normal" officeooo:rsid="0008e28e" officeooo:paragraph-rsid="0008e28e" fo:background-color="#ffffff" style:font-size-asian="10pt" style:font-size-complex="10pt"/>
    </style:style>
    <style:style style:name="T1" style:family="text">
      <style:text-properties fo:font-variant="normal" fo:text-transform="none" fo:color="#212121" style:font-name="Inter" fo:letter-spacing="normal" fo:font-style="normal"/>
    </style:style>
    <style:style style:name="T2" style:family="text">
      <style:text-properties fo:font-variant="normal" fo:text-transform="none" fo:color="#212121" style:font-name="Inter" fo:font-size="10pt" fo:letter-spacing="normal" fo:font-style="normal" style:font-size-asian="10pt" style:font-size-complex="10pt"/>
    </style:style>
    <style:style style:name="T3" style:family="text">
      <style:text-properties fo:font-variant="normal" fo:text-transform="none" fo:color="#212121" fo:font-size="9pt" fo:letter-spacing="normal" fo:font-style="normal"/>
    </style:style>
    <style:style style:name="T4" style:family="text">
      <style:text-properties fo:font-variant="normal" fo:text-transform="none" fo:color="#212121" fo:letter-spacing="normal" fo:font-style="normal"/>
    </style:style>
    <style:style style:name="T5" style:family="text">
      <style:text-properties fo:font-variant="normal" fo:text-transform="none" fo:color="#212121" fo:letter-spacing="normal" fo:font-style="normal" style:font-size-asian="10pt" style:font-size-complex="10pt"/>
    </style:style>
    <style:style style:name="T6" style:family="text">
      <style:text-properties fo:font-variant="normal" fo:text-transform="none" fo:color="#212121" fo:letter-spacing="normal" fo:font-style="normal" officeooo:rsid="0004486e" style:font-size-asian="10pt" style:font-size-complex="10pt"/>
    </style:style>
    <style:style style:name="T7" style:family="text">
      <style:text-properties fo:font-variant="normal" fo:text-transform="none" fo:color="#212121" fo:letter-spacing="normal" fo:font-style="normal" fo:background-color="#ffff00" loext:char-shading-value="0"/>
    </style:style>
    <style:style style:name="T8" style:family="text">
      <style:text-properties fo:font-variant="normal" fo:text-transform="none" fo:color="#212121" fo:letter-spacing="normal" fo:font-style="normal" officeooo:rsid="000770ba" fo:background-color="#ffff00" loext:char-shading-value="0"/>
    </style:style>
    <style:style style:name="T9" style:family="text">
      <style:text-properties fo:font-variant="normal" fo:text-transform="none" style:font-name="Liberation Mono" fo:font-size="10pt" fo:letter-spacing="normal" fo:font-style="normal" style:font-size-asian="10pt" style:font-size-complex="10pt"/>
    </style:style>
    <style:style style:name="T10" style:family="text">
      <style:text-properties fo:font-variant="normal" fo:text-transform="none" style:font-name="Liberation Mono" fo:font-size="10pt" fo:letter-spacing="normal" fo:font-style="normal" officeooo:rsid="0004b220" style:font-size-asian="10pt" style:font-size-complex="10pt"/>
    </style:style>
    <style:style style:name="T11" style:family="text"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style:font-name="Liberation Mono" fo:font-size="10pt" fo:letter-spacing="normal" fo:font-style="normal" officeooo:rsid="0008e28e" fo:background-color="#ffffff" loext:char-shading-value="0" style:font-size-asian="10pt" style:font-size-complex="10pt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background-color="#ffffff" loext:char-shading-value="0" style:font-size-asian="9pt" style:font-size-complex="9pt"/>
    </style:style>
    <style:style style:name="T16" style:family="text">
      <style:text-properties fo:font-variant="normal" fo:text-transform="none" fo:letter-spacing="normal" fo:font-style="normal" officeooo:rsid="0008e28e" fo:background-color="#ffffff" loext:char-shading-value="0" style:font-size-asian="10pt" style:font-size-complex="10pt"/>
    </style:style>
    <style:style style:name="T17" style:family="text">
      <style:text-properties fo:font-variant="normal" fo:text-transform="none" fo:letter-spacing="normal" fo:font-style="normal" officeooo:rsid="0003fa68" style:font-size-asian="15pt" style:font-size-complex="15pt"/>
    </style:style>
    <style:style style:name="T18" style:family="text">
      <style:text-properties fo:font-variant="normal" fo:text-transform="none" fo:letter-spacing="normal" fo:font-style="normal" style:font-size-asian="10pt" style:font-size-complex="10pt"/>
    </style:style>
    <style:style style:name="T19" style:family="text">
      <style:text-properties fo:font-variant="normal" fo:text-transform="none" fo:letter-spacing="normal" fo:font-style="normal" officeooo:rsid="0004486e" style:font-size-asian="10pt" style:font-size-complex="10pt"/>
    </style:style>
    <style:style style:name="T20" style:family="text">
      <style:text-properties fo:font-variant="normal" fo:text-transform="none" fo:letter-spacing="normal" fo:font-style="normal" officeooo:rsid="0008e28e" style:font-size-asian="10pt" style:font-size-complex="10pt"/>
    </style:style>
    <style:style style:name="T21" style:family="text">
      <style:text-properties fo:font-variant="normal" fo:text-transform="none" fo:letter-spacing="normal" fo:font-style="normal" fo:background-color="#ffff00" loext:char-shading-value="0"/>
    </style:style>
    <style:style style:name="T22" style:family="text">
      <style:text-properties fo:font-variant="normal" fo:text-transform="none" fo:letter-spacing="normal" fo:font-style="normal" officeooo:rsid="000770ba" fo:background-color="#ffff00" loext:char-shading-value="0"/>
    </style:style>
    <style:style style:name="T23" style:family="text">
      <style:text-properties fo:font-variant="normal" fo:text-transform="none" fo:letter-spacing="normal" fo:font-style="normal" officeooo:rsid="0008e28e"/>
    </style:style>
    <style:style style:name="T24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font-size="12pt" fo:letter-spacing="normal" fo:font-style="normal" officeooo:rsid="0004486e" style:font-size-asian="12pt" style:font-size-complex="12pt"/>
    </style:style>
    <style:style style:name="T26" style:family="text">
      <style:text-properties fo:font-variant="normal" fo:text-transform="none" style:font-name="Inter" fo:letter-spacing="normal" fo:font-style="normal"/>
    </style:style>
    <style:style style:name="T27" style:family="text">
      <style:text-properties fo:font-variant="normal" fo:text-transform="none" style:font-name="Inter" fo:font-size="10pt" fo:letter-spacing="normal" fo:font-style="normal" style:font-size-asian="10pt" style:font-size-complex="10pt"/>
    </style:style>
    <style:style style:name="T28" style:family="text">
      <style:text-properties fo:font-variant="normal" fo:text-transform="none" fo:color="#000000" style:font-name="Liberation Mono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000000" style:font-name="Liberation Mono" fo:font-size="10pt" fo:letter-spacing="normal" fo:font-style="normal" fo:font-weight="normal" officeooo:rsid="0008e28e" style:font-size-asian="10pt" style:font-size-complex="10pt"/>
    </style:style>
    <style:style style:name="T30" style:family="text">
      <style:text-properties fo:font-variant="normal" fo:text-transform="non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font-size="10pt" fo:letter-spacing="normal" fo:font-style="normal" officeooo:rsid="0008e28e" fo:background-color="#ffffff" loext:char-shading-value="0" style:font-size-asian="10pt" style:font-size-complex="10pt"/>
    </style:style>
    <style:style style:name="T32" style:family="text">
      <style:text-properties fo:font-variant="normal" fo:text-transform="none" fo:font-size="9pt" fo:letter-spacing="normal" fo:font-style="normal"/>
    </style:style>
    <style:style style:name="T33" style:family="text">
      <style:text-properties fo:color="#a31515"/>
    </style:style>
    <style:style style:name="T34" style:family="text">
      <style:text-properties fo:color="#000000" style:font-name="Liberation Mono" fo:font-size="10pt" style:text-underline-style="none" officeooo:rsid="0003fa68" style:font-size-asian="10pt" style:font-size-complex="10pt"/>
    </style:style>
    <style:style style:name="T35" style:family="text">
      <style:text-properties fo:color="#0451a5"/>
    </style:style>
    <style:style style:name="T36" style:family="text">
      <style:text-properties fo:color="#0451a5" style:font-size-asian="9pt" style:font-size-complex="9pt"/>
    </style:style>
    <style:style style:name="T37" style:family="text">
      <style:text-properties fo:color="#0451a5" officeooo:rsid="00061348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03fa68" style:font-size-asian="12pt" style:font-size-complex="12pt"/>
    </style:style>
    <style:style style:name="T40" style:family="text">
      <style:text-properties style:font-name="Liberation Mono" fo:font-size="10pt" officeooo:rsid="0003fa68" fo:background-color="#ffffff" loext:char-shading-value="0" style:font-size-asian="10pt" style:font-size-complex="10pt"/>
    </style:style>
    <style:style style:name="T41" style:family="text">
      <style:text-properties style:font-name="Liberation Mono" fo:font-size="10pt" style:text-underline-style="none" officeooo:rsid="0003fa68" style:font-size-asian="10pt" style:font-size-complex="10pt"/>
    </style:style>
    <style:style style:name="T42" style:family="text">
      <style:text-properties officeooo:rsid="0008e28e" fo:background-color="#ffffff" loext:char-shading-value="0" style:font-size-asian="9pt" style:font-size-complex="9pt"/>
    </style:style>
    <style:style style:name="T43" style:family="text">
      <style:text-properties officeooo:rsid="0004486e" fo:background-color="#ffffff" loext:char-shading-value="0" style:font-size-asian="10pt" style:font-size-complex="10pt"/>
    </style:style>
    <style:style style:name="T44" style:family="text">
      <style:text-properties officeooo:rsid="00061348" fo:background-color="#ffffff" loext:char-shading-value="0" style:font-size-asian="10pt" style:font-size-complex="10pt"/>
    </style:style>
    <style:style style:name="T45" style:family="text">
      <style:text-properties officeooo:rsid="0008e28e" fo:background-color="#ffffff" loext:char-shading-value="0"/>
    </style:style>
    <style:style style:name="T46" style:family="text">
      <style:text-properties officeooo:rsid="0004486e"/>
    </style:style>
    <style:style style:name="T47" style:family="text">
      <style:text-properties style:font-size-asian="9pt" style:font-size-complex="9pt"/>
    </style:style>
    <style:style style:name="T48" style:family="text">
      <style:text-properties officeooo:rsid="0004486e" style:font-size-asian="9pt" style:font-size-complex="9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04b220" style:font-size-asian="10pt" style:font-size-complex="10pt"/>
    </style:style>
    <style:style style:name="T51" style:family="text">
      <style:text-properties fo:font-size="10pt" officeooo:rsid="0008e28e" style:font-size-asian="10pt" style:font-size-complex="10pt"/>
    </style:style>
    <style:style style:name="T52" style:family="text">
      <style:text-properties fo:font-size="10pt" officeooo:rsid="0008e28e" fo:background-color="#ffffff" loext:char-shading-value="0" style:font-size-asian="10pt" style:font-size-complex="10pt"/>
    </style:style>
    <style:style style:name="T53" style:family="text">
      <style:text-properties officeooo:rsid="0003fa68" style:font-size-asian="10pt" style:font-size-complex="10pt"/>
    </style:style>
    <style:style style:name="T54" style:family="text">
      <style:text-properties officeooo:rsid="00061348"/>
    </style:style>
    <style:style style:name="T55" style:family="text">
      <style:text-properties officeooo:rsid="0008e2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ustom Auth 2.0</text:p>
      <text:p text:style-name="P7"/>
      <text:p text:style-name="P28"><text:span text:style-name="T46">Step - </text:span>1. Create User</text:p>
      <text:p text:style-name="P10"><text:span text:style-name="T34">POST - </text:span><text:a xlink:type="simple" xlink:href="http://localhost:3000/register" text:style-name="Internet_20_link" text:visited-style-name="Visited_20_Internet_20_Link">http://localhost:3000/register</text:a><text:span text:style-name="T28"> </text:span><text:span text:style-name="T29">(Hit in POSTMAN)</text:span></text:p>
      <text:p text:style-name="P29"><text:span text:style-name="T14">Payload :- </text:span></text:p>
      <text:p text:style-name="P5"><text:span text:style-name="T17"><text:tab/><text:tab/>{</text:span></text:p>
      <text:p text:style-name="P2"><text:tab/><text:tab/><text:tab/>"username": "Test",</text:p>
      <text:p text:style-name="P2"><text:tab/><text:tab/><text:tab/>"password": "Test@1234"</text:p>
      <text:p text:style-name="P2"><text:tab/><text:tab/>}</text:p>
      <text:p text:style-name="P34"><text:span text:style-name="T53">Response :-</text:span></text:p>
      <text:p text:style-name="P13"><text:span text:style-name="T39"><text:tab/><text:tab/></text:span><text:span text:style-name="T47">{</text:span></text:p>
      <text:p text:style-name="P16"><text:tab/><text:tab/><text:tab/>"message": "User registered successfully"</text:p>
      <text:p text:style-name="P16"><text:tab/><text:tab/>}</text:p>
      <text:p text:style-name="P4">-----------------------------------------------------------------------</text:p>
      <text:p text:style-name="P30"><text:span text:style-name="T46">Step - </text:span>2. Create Client </text:p>
      <text:p text:style-name="P41"><text:span text:style-name="T40">POST - </text:span><text:a xlink:type="simple" xlink:href="http://localhost:3000/clients/register" text:style-name="Internet_20_link" text:visited-style-name="Visited_20_Internet_20_Link"><text:span text:style-name="T9">http://localhost:30</text:span></text:a><text:a xlink:type="simple" xlink:href="http://localhost:3000/clients/register" text:style-name="Internet_20_link" text:visited-style-name="Visited_20_Internet_20_Link"><text:span text:style-name="T10">0</text:span></text:a><text:a xlink:type="simple" xlink:href="http://localhost:3000/clients/register" text:style-name="Internet_20_link" text:visited-style-name="Visited_20_Internet_20_Link"><text:span text:style-name="T9">0/clients/register</text:span></text:a><text:span text:style-name="T9"> </text:span><text:span text:style-name="T12">(Hit in POSTMAN)</text:span></text:p>
      <text:p text:style-name="P35"><text:span text:style-name="T13">Payload :-</text:span></text:p>
      <text:p text:style-name="P26"><text:span text:style-name="T25"><text:tab/><text:tab/></text:span><text:span text:style-name="T15">{</text:span></text:p>
      <text:p text:style-name="P4"><text:tab/><text:tab/><text:tab/>"redirectUris": ["http://localhost:3000/callback"],</text:p>
      <text:p text:style-name="P4"><text:tab/><text:tab/><text:tab/>"grants": ["authorization_code", "refresh_token"]</text:p>
      <text:p text:style-name="P4"><text:tab/><text:tab/>}</text:p>
      <text:p text:style-name="P31">Response :- </text:p>
      <text:p text:style-name="P14"><text:span text:style-name="T48"><text:tab/><text:tab/></text:span>{</text:p>
      <text:p text:style-name="P15"><text:tab/><text:tab/><text:tab/><text:span text:style-name="T47">"clientId": "5027f9354e050141",</text:span></text:p>
      <text:p text:style-name="P18"><text:tab/><text:tab/><text:tab/>"clientSecret": "93be82bfcba00d038815432aae9fde68"</text:p>
      <text:p text:style-name="P12"><text:tab/><text:tab/>}</text:p>
      <text:p text:style-name="P17">-----------------------------------------------------------------------</text:p>
      <text:p text:style-name="P31">Step - 3. Login User</text:p>
      <text:p text:style-name="P19"><text:span text:style-name="T49">GET - </text:span><text:a xlink:type="simple" xlink:href="http://localhost:3000/login" text:style-name="Internet_20_link" text:visited-style-name="Visited_20_Internet_20_Link"><text:span text:style-name="T49">http://localhost:30</text:span></text:a><text:a xlink:type="simple" xlink:href="http://localhost:3000/login" text:style-name="Internet_20_link" text:visited-style-name="Visited_20_Internet_20_Link"><text:span text:style-name="T50">0</text:span></text:a><text:a xlink:type="simple" xlink:href="http://localhost:3000/login" text:style-name="Internet_20_link" text:visited-style-name="Visited_20_Internet_20_Link"><text:span text:style-name="T49">0/login</text:span></text:a><text:span text:style-name="T49"> </text:span><text:span text:style-name="T51">(Hit in Browser)</text:span></text:p>
      <text:p text:style-name="P31">Payload – Write UserName As Previous You Created </text:p>
      <text:p text:style-name="P31">Response – Connection SID Created In Cookie</text:p>
      <text:p text:style-name="P19">-----------------------------------------------------------------------</text:p>
      <text:p text:style-name="P31">Step – 4. Get Auth Code For Access / Refersh Token</text:p>
      <text:p text:style-name="P39"><text:span text:style-name="T43">GET - </text:span><text:a xlink:type="simple" xlink:href="http://localhost:3030/authorize?response_type=code&amp;client_id" text:style-name="Internet_20_link" text:visited-style-name="Visited_20_Internet_20_Link"><text:span text:style-name="T18">http://localhost:30</text:span></text:a><text:a xlink:type="simple" xlink:href="http://localhost:3030/authorize?response_type=code&amp;client_id" text:style-name="Internet_20_link" text:visited-style-name="Visited_20_Internet_20_Link"><text:span text:style-name="T20">0</text:span></text:a><text:a xlink:type="simple" xlink:href="http://localhost:3030/authorize?response_type=code&amp;client_id" text:style-name="Internet_20_link" text:visited-style-name="Visited_20_Internet_20_Link"><text:span text:style-name="T19">0</text:span></text:a><text:a xlink:type="simple" xlink:href="http://localhost:3030/authorize?response_type=code&amp;client_id" text:style-name="Internet_20_link" text:visited-style-name="Visited_20_Internet_20_Link"><text:span text:style-name="T18">/authorize?response_type=code&amp;client_id</text:span></text:a><text:span text:style-name="T18">=</text:span><text:span text:style-name="T19">&lt;CLIENT_ID&gt;</text:span><text:span text:style-name="T18">&amp;redirect_uri=http://localhost:3000/callback&amp;state=random_state </text:span><text:span text:style-name="T20">(Hit in Browser)</text:span></text:p>
      <text:p text:style-name="P36"><text:span text:style-name="T13">Response <text:s/>- http://localhost:3000/callback?</text:span><text:span text:style-name="T21">code=</text:span><text:span text:style-name="T22">&lt;GET_THE_CODE&gt;</text:span><text:span text:style-name="T13">&amp;state=random_state</text:span></text:p>
      <text:p text:style-name="P21"><text:span text:style-name="T30">Save the Code </text:span></text:p>
      <text:p text:style-name="P20">-----------------------------------------------------------------------</text:p>
      <text:p text:style-name="P11"><text:span text:style-name="T13"/></text:p>
      <text:p text:style-name="P32"><text:soft-page-break/>Step – 5. Get Access &amp; Refresh Token <text:span text:style-name="T55">Using Code</text:span></text:p>
      <text:p text:style-name="P40"><text:span text:style-name="T44">POST - </text:span><text:a xlink:type="simple" xlink:href="http://localhost:3000/token" text:style-name="Internet_20_link" text:visited-style-name="Visited_20_Internet_20_Link"><text:span text:style-name="T18">http://localhost:3000/token</text:span></text:a><text:span text:style-name="T18"> </text:span><text:span text:style-name="T16">(Hit in POSTMAN)</text:span></text:p>
      <text:p text:style-name="P37"><text:span text:style-name="T13">Payload :- </text:span></text:p>
      <text:p text:style-name="P22"><text:span text:style-name="T13"><text:tab/><text:tab/>{</text:span></text:p>
      <text:p text:style-name="P12"><text:tab/><text:tab/><text:tab/>"grant_type": "authorization_code",</text:p>
      <text:p text:style-name="P12"><text:tab/><text:tab/><text:tab/>"code": "<text:span text:style-name="T54">CODE_THAT_YOU_SAVED</text:span>",</text:p>
      <text:p text:style-name="P12"><text:tab/><text:tab/><text:tab/>"redirect_uri": "http://localhost:3000/callback",</text:p>
      <text:p text:style-name="P12"><text:tab/><text:tab/><text:tab/>"client_id": "<text:span text:style-name="T54">CLIENT_ID</text:span>",</text:p>
      <text:p text:style-name="P12"><text:tab/><text:tab/><text:tab/>"client_secret": "<text:span text:style-name="T54">CLIENT_SECRET</text:span>"</text:p>
      <text:p text:style-name="P12"><text:tab/><text:tab/>}</text:p>
      <text:p text:style-name="P23"><text:span text:style-name="T49">Response :-</text:span> </text:p>
      <text:p text:style-name="P42"><text:tab/><text:tab/>{</text:p>
      <text:p text:style-name="P1"><text:tab/><text:tab/><text:tab/>"accessToken": <text:tab/><text:tab/><text:tab/><text:tab/><text:tab/><text:tab/>"eyJ0eXAiOiJKV1QiLCJhbGciOiJIUzI1NiJ9.eyJ1c2VySWQiOiI2NmU3ZjgxYjJhYjhmMWQ3Y2YyMDllZTAiLCJjbGllbnRJZCI6ImU5NDU0NzI5M2E4MWE0ZDkifQ.5WNtPeKvzEgF4VD6Tpell_Z00UXuLJfflf9nwht4Bh0",</text:p>
      <text:p text:style-name="P1"><text:tab/><text:tab/><text:tab/>"refreshToken": <text:tab/><text:tab/>"eyJ0eXAiOiJKV1QiLCJhbGciOiJIUzI1NiJ9.eyJ1c2VySWQiOiI2NmU3ZjgxYjJhYjhmMWQ3Y2YyMDllZTAiL<text:tab/>CjjbGllbnRJZCI6ImU5NDU0NzI5M2E4MWE0ZDkifQ.nfwh1oM_a15ZQl5HETr3m3cMXWKobf-<text:tab/>w5SSPR48tGo0"</text:p>
      <text:p text:style-name="P1"><text:tab/><text:tab/>}</text:p>
      <text:p text:style-name="P24"><text:span text:style-name="T47">-----------------------------------------------------------------------</text:span></text:p>
      <text:p text:style-name="P33">Step – 6. Want to Access A Resource </text:p>
      <text:p text:style-name="P27"><text:span text:style-name="T52">GET - </text:span><text:a xlink:type="simple" xlink:href="http://localhost:3000/resource" text:style-name="Internet_20_link" text:visited-style-name="Visited_20_Internet_20_Link"><text:span text:style-name="T27">http://localhost:3000/resource</text:span></text:a><text:span text:style-name="T27"> </text:span><text:span text:style-name="T31">(Hit in POSTMAN)</text:span></text:p>
      <text:p text:style-name="P38"><text:span text:style-name="T26">Payload :- Pass the Acess Token in Bearer Token </text:span></text:p>
      <text:p text:style-name="P38"><text:span text:style-name="T26">Response :-</text:span></text:p>
      <text:p text:style-name="P43"><text:span text:style-name="T26"><text:tab/><text:tab/>{</text:span></text:p>
      <text:p text:style-name="P1"><text:tab/><text:tab/><text:tab/>"message": "Access granted",</text:p>
      <text:p text:style-name="P1"><text:tab/><text:tab/><text:tab/>"userId": "66e7f81b2ab8f1d7cf209ee0"</text:p>
      <text:p text:style-name="P1"><text:tab/><text:tab/>}</text:p>
      <text:p text:style-name="P38"><text:span text:style-name="T26"/></text:p>
      <text:p text:style-name="P2"/>
      <text:p text:style-name="P9"><text:span text:style-name="T32"/></text:p>
      <text:p text:style-name="P25"><text:span text:style-name="T24"/></text:p>
      <text:p text:style-name="P6"><text:span text:style-name="T13"/></text:p>
      <text:p text:style-name="P3"><text:span text:style-name="T38"/></text:p>
      <text:p text:style-name="P2"/>
      <text:p text:style-name="P2"/>
      <text:p text:style-name="P8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6T14:21:30.200764457</meta:creation-date>
    <dc:date>2024-09-16T15:32:47.608955327</dc:date>
    <meta:editing-duration>PT7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79" meta:character-count="2287" meta:non-whitespace-character-count="2069"/>
  </office:meta>
</office:document-meta>
</file>